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Regular" style:font-family-generic="swiss" style:font-pitch="variable"/>
    <style:font-face style:name="Open Sans Condensed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iscreet_25_20Dark1-title">
      <style:graphic-properties fo:min-height="3.507cm"/>
    </style:style>
    <style:style style:name="pr2" style:family="presentation" style:parent-style-name="Discreet_25_20Dark1-subtitle">
      <style:graphic-properties draw:fill-color="#ffffff" fo:min-height="7.693cm"/>
    </style:style>
    <style:style style:name="pr3" style:family="presentation" style:parent-style-name="Discreet_25_20Dark1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36pt"/>
    </style:style>
    <style:style style:name="P2" style:family="paragraph">
      <loext:graphic-properties draw:fill-color="#ffffff"/>
    </style:style>
    <style:style style:name="T1" style:family="text">
      <style:text-properties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screet_25_20Dark1" presentation:presentation-page-layout-name="AL1T0">
        <draw:frame presentation:style-name="pr1" draw:layer="layout" svg:width="25.199cm" svg:height="4.429cm" svg:x="1.4cm" svg:y="3.775cm" presentation:class="title" presentation:user-transformed="true">
          <draw:text-box>
            <text:p>Pimp Your<text:line-break/>Command Line</text:p>
          </draw:text-box>
        </draw:frame>
        <draw:frame presentation:style-name="pr2" draw:text-style-name="P1" draw:layer="layout" svg:width="25.199cm" svg:height="7.693cm" svg:x="1.4cm" svg:y="8.4cm" presentation:class="subtitle" presentation:user-transformed="true">
          <draw:text-box>
            <text:p><text:span text:style-name="T1">Chad Homan</text:span><text:span text:style-name="T1"><text:line-break/></text:span><text:span text:style-name="T1">choman@gmail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Regular" style:font-family-generic="swiss" style:font-pitch="variable"/>
    <style:font-face style:name="Open Sans Condensed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creet_25_20Dark-background" style:display-name="Discreet%20Dark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-backgroundobjects" style:display-name="Discreet%20Dark-backgroundobjects" style:family="presentation">
      <style:graphic-properties svg:stroke-color="#cccccc" draw:fill-image-width="0cm" draw:fill-image-height="0cm" draw:textarea-horizontal-align="justify" draw:shadow="hidden" draw:shadow-offset-x="0.2cm" draw:shadow-offset-y="0.2cm" draw:shadow-color="#808080">
        <text:list-style style:name="Discreet_25_20Dark-backgroundobjects" style:display-name="Discreet%20Dark-backgroundobjects">
          <text:list-level-style-bullet text:level="1" text:bullet-char="●">
            <style:list-level-properties text:min-label-width="0.6cm"/>
            <style:text-properties fo:font-family="StarSymbol" fo:color="#cccccc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cccccc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ccccc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ccccc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cccccc" fo:font-size="45%"/>
          </text:list-level-style-bullet>
        </text:list-style>
      </style:graphic-properties>
      <style:paragraph-properties>
        <style:tab-stops/>
      </style:paragraph-properties>
      <style:text-properties style:letter-kerning="true"/>
    </style:style>
    <style:style style:name="Discreet_25_20Dark-notes" style:display-name="Discreet%20Dar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-outline1" style:display-name="Discreet%20Dark-outline1" style:family="presentation">
      <style:graphic-properties draw:stroke="none" draw:fill="none" draw:fill-image-width="0cm" draw:fill-image-height="0cm" draw:auto-grow-height="false" draw:fit-to-size="shrink-to-fit">
        <text:list-style style:name="Discreet_25_20Dark-outline1" style:display-name="Discreet%20Dark-outline1">
          <text:list-level-style-bullet text:level="1" text:bullet-char="●">
            <style:list-level-properties text:space-before="0.3cm" text:min-label-width="0.9cm"/>
            <style:text-properties fo:font-family="StarSymbol" fo:color="#cccccc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cccccc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cccc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cccc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cccc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cccccc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outline2" style:display-name="Discreet%20Dark-outline2" style:family="presentation" style:parent-style-name="Discreet_25_20Dar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iscreet_25_20Dark-outline3" style:display-name="Discreet%20Dark-outline3" style:family="presentation" style:parent-style-name="Discreet_25_20Dark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-outline4" style:display-name="Discreet%20Dark-outline4" style:family="presentation" style:parent-style-name="Discreet_25_20Dark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-outline5" style:display-name="Discreet%20Dark-outline5" style:family="presentation" style:parent-style-name="Discreet_25_20Dark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6" style:display-name="Discreet%20Dark-outline6" style:family="presentation" style:parent-style-name="Discreet_25_20Dark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7" style:display-name="Discreet%20Dark-outline7" style:family="presentation" style:parent-style-name="Discreet_25_20Dark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8" style:display-name="Discreet%20Dark-outline8" style:family="presentation" style:parent-style-name="Discreet_25_20Dark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9" style:display-name="Discreet%20Dark-outline9" style:family="presentation" style:parent-style-name="Discreet_25_20Dark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subtitle" style:display-name="Discreet%20Dark-subtitle" style:family="presentation">
      <style:graphic-properties draw:stroke="none" draw:fill="none" draw:textarea-vertical-align="middle">
        <text:list-style style:name="Discreet_25_20Dark-subtitle" style:display-name="Discreet%20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title" style:display-name="Discreet%20Dark-title" style:family="presentation">
      <style:graphic-properties draw:stroke="none" svg:stroke-width="0.1cm" svg:stroke-color="#999999" draw:marker-start-width="0.35cm" draw:marker-end-width="0.35cm" draw:stroke-linejoin="round" draw:fill="none" draw:fill-color="#666666" draw:fill-image-width="0cm" draw:fill-image-height="0cm" draw:textarea-vertical-align="middle" fo:padding-top="0cm" fo:padding-bottom="0cm" fo:padding-left="0cm" fo:padding-right="0cm">
        <text:list-style style:name="Discreet_25_20Dark-title" style:display-name="Discreet%20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cccccc" style:text-outline="false" style:text-line-through-style="none" style:text-line-through-type="none" style:font-name="Open Sans Condensed" fo:font-family="'Open Sans Condensed'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screet_25_20Dark1-background" style:display-name="Discreet%20Dark1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1-backgroundobjects" style:display-name="Discreet%20Dark1-backgroundobjects" style:family="presentation">
      <style:graphic-properties svg:stroke-color="#cccccc" draw:textarea-horizontal-align="justify" draw:shadow="hidden" draw:shadow-offset-x="0.2cm" draw:shadow-offset-y="0.2cm" draw:shadow-color="#808080"/>
      <style:text-properties fo:color="#cccccc" style:letter-kerning="true"/>
    </style:style>
    <style:style style:name="Discreet_25_20Dark1-notes" style:display-name="Discreet%20Dark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1-outline1" style:display-name="Discreet%20Dark1-outline1" style:family="presentation">
      <style:graphic-properties draw:stroke="none" draw:fill="none" draw:auto-grow-height="false" draw:fit-to-size="shrink-to-fit">
        <text:list-style style:name="Discreet_25_20Dark1-outline1" style:display-name="Discreet%20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fo:color="#cccccc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outline2" style:display-name="Discreet%20Dark1-outline2" style:family="presentation" style:parent-style-name="Discreet_25_20Dark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iscreet_25_20Dark1-outline3" style:display-name="Discreet%20Dark1-outline3" style:family="presentation" style:parent-style-name="Discreet_25_20Dark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1-outline4" style:display-name="Discreet%20Dark1-outline4" style:family="presentation" style:parent-style-name="Discreet_25_20Dark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1-outline5" style:display-name="Discreet%20Dark1-outline5" style:family="presentation" style:parent-style-name="Discreet_25_20Dark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6" style:display-name="Discreet%20Dark1-outline6" style:family="presentation" style:parent-style-name="Discreet_25_20Dark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7" style:display-name="Discreet%20Dark1-outline7" style:family="presentation" style:parent-style-name="Discreet_25_20Dark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8" style:display-name="Discreet%20Dark1-outline8" style:family="presentation" style:parent-style-name="Discreet_25_20Dark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9" style:display-name="Discreet%20Dark1-outline9" style:family="presentation" style:parent-style-name="Discreet_25_20Dark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subtitle" style:display-name="Discreet%20Dark1-subtitle" style:family="presentation">
      <style:graphic-properties draw:stroke="none" draw:fill="none" draw:textarea-vertical-align="middle">
        <text:list-style style:name="Discreet_25_20Dark1-subtitle" style:display-name="Discreet%20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title" style:display-name="Discreet%20Dark1-title" style:family="presentation">
      <style:graphic-properties draw:stroke="none" draw:fill="none" draw:textarea-vertical-align="middle">
        <text:list-style style:name="Discreet_25_20Dark1-title" style:display-name="Discreet%20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cccc" style:text-outline="false" style:text-line-through-style="none" style:text-line-through-type="none" style:font-name="Open Sans Condensed" fo:font-family="'Open Sans Condensed'" style:font-family-generic="swiss" style:font-pitch="variable" fo:font-size="5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6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screet_25_20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Discreet_25_20Dark-backgroundobjects">
      <style:graphic-properties draw:fill="none" draw:textarea-vertical-align="middle"/>
    </style:style>
    <style:style style:name="Mpr3" style:family="presentation" style:parent-style-name="Discreet_25_20Dark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creet_25_20Dar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iscreet_25_20Dark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iscreet_25_20Dark1-backgroundobjects">
      <style:graphic-properties draw:fill="none" draw:textarea-vertical-align="middle"/>
    </style:style>
    <style:style style:name="Mpr7" style:family="presentation" style:parent-style-name="Discreet_25_20Dark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iscreet_25_20Dar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iscreet_25_20Dark" style:display-name="Discreet%20Dark" style:page-layout-name="PM1" draw:style-name="Mdp1">
      <draw:frame presentation:style-name="Discreet_25_20Dark-title" draw:layer="backgroundobjects" svg:width="25.199cm" svg:height="3.507cm" svg:x="1.4cm" svg:y="0.836cm" presentation:class="title" presentation:placeholder="true">
        <draw:text-box/>
      </draw:frame>
      <draw:frame presentation:style-name="Discreet_25_20Dark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2" draw:text-style-name="MP7" draw:layer="backgroundobjects" svg:x1="1.4cm" svg:y1="4.342cm" svg:x2="26.599cm" svg:y2="4.342cm">
        <text:p/>
      </draw:line>
      <presentation:notes style:page-layout-name="PM0">
        <draw:page-thumbnail presentation:style-name="Discreet_25_20Dark-title" draw:layer="backgroundobjects" svg:width="14.848cm" svg:height="11.136cm" svg:x="3.075cm" svg:y="2.257cm" presentation:class="page"/>
        <draw:frame presentation:style-name="Discreet_25_20Dar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screet_25_20Dark1" style:display-name="Discreet%20Dark1" style:page-layout-name="PM1" draw:style-name="Mdp1">
      <draw:frame presentation:style-name="Discreet_25_20Dark1-title" draw:layer="backgroundobjects" svg:width="25.199cm" svg:height="3.507cm" svg:x="1.4cm" svg:y="4.236cm" presentation:class="title" presentation:placeholder="true">
        <draw:text-box/>
      </draw:frame>
      <draw:frame presentation:style-name="Discreet_25_20Dark1-outline1" draw:layer="backgroundobjects" svg:width="25.199cm" svg:height="7.693cm" svg:x="1.4cm" svg:y="8.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6" draw:text-style-name="MP7" draw:layer="backgroundobjects" svg:x1="3.9cm" svg:y1="7.742cm" svg:x2="24.1cm" svg:y2="7.742cm">
        <text:p/>
      </draw:line>
      <presentation:notes style:page-layout-name="PM0">
        <draw:page-thumbnail presentation:style-name="Discreet_25_20Dark1-title" draw:layer="backgroundobjects" svg:width="0.001cm" svg:height="0.001cm" svg:x="0cm" svg:y="2.257cm" presentation:class="page"/>
        <draw:frame presentation:style-name="Discreet_25_20Dark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9T01:51:35.875426290</meta:creation-date>
    <meta:editing-duration>PT25S</meta:editing-duration>
    <meta:editing-cycles>3</meta:editing-cycles>
    <meta:generator>LibreOffice/5.3.1.2$Linux_X86_64 LibreOffice_project/30m0$Build-2</meta:generator>
    <meta:initial-creator>Thorsten Behrens</meta:initial-creator>
    <dc:date>2017-03-31T06:40:46.030688293</dc:date>
    <meta:document-statistic meta:object-count="38"/>
  </office:meta>
</office:document-meta>
</file>